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heat</text:p>
          </table:table-cell>
          <table:table-cell office:value-type="string">
            <text:p>fft</text:p>
          </table:table-cell>
          <table:table-cell office:value-type="string">
            <text:p>lu</text:p>
          </table:table-cell>
        </table:table-row>
        <table:table-row table:style-name="ro1">
          <table:table-cell table:number-columns-repeated="3"/>
          <table:table-cell office:value-type="string">
            <text:p>R1(84,8)</text:p>
          </table:table-cell>
          <table:table-cell office:value-type="float" office:value="480">
            <text:p>480</text:p>
          </table:table-cell>
          <table:table-cell office:value-type="float" office:value="164">
            <text:p>164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number-columns-repeated="3"/>
          <table:table-cell office:value-type="string">
            <text:p>R2(74,6)</text:p>
          </table:table-cell>
          <table:table-cell office:value-type="float" office:value="389.333">
            <text:p>389.333</text:p>
          </table:table-cell>
          <table:table-cell office:value-type="float" office:value="133.022">
            <text:p>133.022</text:p>
          </table:table-cell>
          <table:table-cell office:value-type="float" office:value="68.1333">
            <text:p>68.1333</text:p>
          </table:table-cell>
        </table:table-row>
        <table:table-row table:style-name="ro1">
          <table:table-cell table:number-columns-repeated="3"/>
          <table:table-cell office:value-type="string">
            <text:p>R3(66,6)</text:p>
          </table:table-cell>
          <table:table-cell office:value-type="float" office:value="368">
            <text:p>368</text:p>
          </table:table-cell>
          <table:table-cell office:value-type="float" office:value="125.733">
            <text:p>125.733</text:p>
          </table:table-cell>
          <table:table-cell office:value-type="float" office:value="64.4">
            <text:p>64.4</text:p>
          </table:table-cell>
        </table:table-row>
        <table:table-row table:style-name="ro1">
          <table:table-cell table:number-columns-repeated="3"/>
          <table:table-cell office:value-type="string">
            <text:p>R4(59,5)</text:p>
          </table:table-cell>
          <table:table-cell office:value-type="float" office:value="317.333">
            <text:p>317.333</text:p>
          </table:table-cell>
          <table:table-cell office:value-type="float" office:value="108.422">
            <text:p>108.422</text:p>
          </table:table-cell>
          <table:table-cell office:value-type="float" office:value="55.5333">
            <text:p>55.5333</text:p>
          </table:table-cell>
        </table:table-row>
        <table:table-row table:style-name="ro1">
          <table:table-cell table:number-columns-repeated="3"/>
          <table:table-cell office:value-type="string">
            <text:p>R5(56,4)</text:p>
          </table:table-cell>
          <table:table-cell office:value-type="float" office:value="277.333">
            <text:p>277.333</text:p>
          </table:table-cell>
          <table:table-cell office:value-type="float" office:value="94.7556">
            <text:p>94.7556</text:p>
          </table:table-cell>
          <table:table-cell office:value-type="float" office:value="48.5333">
            <text:p>48.5333</text:p>
          </table:table-cell>
        </table:table-row>
        <table:table-row table:style-name="ro1">
          <table:table-cell table:number-columns-repeated="3"/>
          <table:table-cell office:value-type="string">
            <text:p>R6(54,3)</text:p>
          </table:table-cell>
          <table:table-cell office:value-type="float" office:value="240">
            <text:p>240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2">03/02/2014</text:date>, <text:time>01:3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ya </meta:initial-creator>
    <meta:creation-date>2014-03-02T01:29:51</meta:creation-date>
    <dc:date>2014-03-02T01:32:54</dc:date>
    <dc:creator>Arya </dc:creator>
    <meta:editing-duration>PT3M3S</meta:editing-duration>
    <meta:editing-cycles>1</meta:editing-cycles>
    <meta:document-statistic meta:table-count="4" meta:cell-count="27" meta:object-count="0"/>
    <meta:generator>LibreOffice/3.4$Linux LibreOffice_project/340m1$Build-302</meta:generator>
  </office:meta>
</office:document-meta>
</file>